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00aa" officeooo:paragraph-rsid="001100aa"/>
    </style:style>
    <style:style style:name="P2" style:family="paragraph" style:parent-style-name="Standard">
      <style:paragraph-properties fo:text-align="justify" style:justify-single-word="false"/>
      <style:text-properties officeooo:rsid="0011d142" officeooo:paragraph-rsid="0011d142"/>
    </style:style>
    <style:style style:name="P3" style:family="paragraph" style:parent-style-name="Standard">
      <style:paragraph-properties fo:text-align="justify" style:justify-single-word="false"/>
      <style:text-properties officeooo:rsid="00131772" officeooo:paragraph-rsid="00131772"/>
    </style:style>
    <style:style style:name="P4" style:family="paragraph" style:parent-style-name="Standard">
      <style:paragraph-properties fo:text-align="justify" style:justify-single-word="false"/>
      <style:text-properties officeooo:rsid="0014ae1d" officeooo:paragraph-rsid="0014ae1d"/>
    </style:style>
    <style:style style:name="P5" style:family="paragraph" style:parent-style-name="Standard">
      <style:paragraph-properties fo:text-align="justify" style:justify-single-word="false"/>
      <style:text-properties officeooo:rsid="00174992" officeooo:paragraph-rsid="00174992"/>
    </style:style>
    <style:style style:name="P6" style:family="paragraph" style:parent-style-name="Standard">
      <style:paragraph-properties fo:text-align="justify" style:justify-single-word="false"/>
      <style:text-properties officeooo:rsid="0018048e" officeooo:paragraph-rsid="001804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895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vinCl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vinCli es un sencillo proyecto el cual permite registrar autos, leyndo el codigo VIN del auto;</text:p>
      <text:p text:style-name="P2">de la misma manera permite registrar codigo motor (6 digitos de largo) y Patente Unica Vehicular (PPU) Chilena, de 4 Letras y 2 Digitos Numericos</text:p>
      <text:p text:style-name="P3"/>
      <text:p text:style-name="P3">El automovil cuenta con con un VIN el cual va soldado y escrito a presión por la fabrica en el <text:span text:style-name="T1">Chasis</text:span><text:span text:style-name="T2"> del vehiculo, de la misma manera el motor cuenta con su identificación unica la cual va puesta sobre el motor y la PPU va colocada con pernos o remaches en la carroceria del vehiculo</text:span></text:p>
      <text:p text:style-name="P3"><text:span text:style-name="T2"/></text:p>
      <text:p text:style-name="P4"><text:span text:style-name="T2">Es importante tener en cuenta las siguientes consideraciones:</text:span></text:p>
      <text:p text:style-name="P4"><text:span text:style-name="T2"/></text:p>
      <text:p text:style-name="P4"><text:span text:style-name="T2">El vin es alfanumerico con 17 digitos</text:span></text:p>
      <text:p text:style-name="P4"><text:span text:style-name="T2">el Codigo de motor es de 6 digitos de largo</text:span></text:p>
      <text:p text:style-name="P4"><text:span text:style-name="T2">La PPU cuenta con 6 digitos, de los cuales los 4 primeros son letras y los dos ultimos son numeros</text:span></text:p>
      <text:p text:style-name="P4"><text:span text:style-name="T2"/></text:p>
      <text:p text:style-name="P4"><text:span text:style-name="T2">Debe permitir ingresar unicamente el largo de los digitos deseados </text:span><text:span text:style-name="T3">en </text:span><text:span text:style-name="T2">cada Unidad solicitada</text:span></text:p>
      <text:p text:style-name="P5"><text:span text:style-name="T2">Debe verificarse que los 4 primeros digitos ingresados a la patente sean Letras y que los dos ultimos solo sean numeros</text:span></text:p>
      <text:p text:style-name="P5"><text:span text:style-name="T2"/></text:p>
      <text:p text:style-name="P5"><text:span text:style-name="T2"/></text:p>
      <text:p text:style-name="P6"><text:span text:style-name="T2">Se utiliza solo por CLI (sin UI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4T21:07:51.378000000</meta:creation-date>
    <dc:date>2023-01-04T21:13:22.670000000</dc:date>
    <meta:editing-duration>PT5M35S</meta:editing-duration>
    <meta:editing-cycles>7</meta:editing-cycles>
    <meta:generator>LibreOffice/7.4.2.3$Windows_x86 LibreOffice_project/382eef1f22670f7f4118c8c2dd222ec7ad009daf</meta:generator>
    <meta:document-statistic meta:table-count="0" meta:image-count="0" meta:object-count="0" meta:page-count="2" meta:paragraph-count="11" meta:word-count="185" meta:character-count="1020" meta:non-whitespace-character-count="846"/>
  </office:meta>
</office:document-meta>
</file>